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Arial" fo:font-size="11pt" fo:language="en" fo:country="IN" fo:font-style="normal" style:text-underline-style="none" fo:font-weight="normal" style:text-blinking="false" fo:background-color="transparent"/>
    </style:style>
    <style:style style:name="P3" style:family="paragraph" style:parent-style-name="Standard">
      <style:text-properties fo:language="en" fo:country="IN"/>
    </style:style>
    <style:style style:name="P4" style:family="paragraph" style:parent-style-name="Standard">
      <style:text-properties fo:language="en" fo:country="IN" officeooo:paragraph-rsid="000e1c1e"/>
    </style:style>
    <style:style style:name="P5" style:family="paragraph" style:parent-style-name="Standard">
      <style:text-properties fo:language="en" fo:country="IN" officeooo:rsid="0012304a" officeooo:paragraph-rsid="0012304a"/>
    </style:style>
    <style:style style:name="P6" style:family="paragraph" style:parent-style-name="Standard">
      <style:text-properties officeooo:paragraph-rsid="0012618d"/>
    </style:style>
    <style:style style:name="P7" style:family="paragraph" style:parent-style-name="Heading_20_1" style:master-page-name="Standard">
      <style:paragraph-properties style:page-number="auto"/>
    </style:style>
    <style:style style:name="P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language="en" fo:country="IN" fo:font-style="normal" style:text-underline-style="none" fo:font-weight="normal" officeooo:paragraph-rsid="0010737e" style:text-blinking="false" fo:background-color="transparent"/>
    </style:style>
    <style:style style:name="T1" style:family="text">
      <style:text-properties fo:font-size="22pt" fo:language="en" fo:country="IN" style:font-size-asian="22pt" style:font-size-complex="22pt"/>
    </style:style>
    <style:style style:name="T2" style:family="text">
      <style:text-properties fo:language="en" fo:country="IN"/>
    </style:style>
    <style:style style:name="T3" style:family="text">
      <style:text-properties fo:language="en" fo:country="IN" officeooo:rsid="000dda69"/>
    </style:style>
    <style:style style:name="T4" style:family="text">
      <style:text-properties fo:language="en" fo:country="IN" officeooo:rsid="000f309f"/>
    </style:style>
    <style:style style:name="T5" style:family="text">
      <style:text-properties fo:language="en" fo:country="IN" officeooo:rsid="0012304a"/>
    </style:style>
    <style:style style:name="T6" style:family="text">
      <style:text-properties fo:language="en" fo:country="IN" officeooo:rsid="0012618d"/>
    </style:style>
    <style:style style:name="T7" style:family="text">
      <style:text-properties fo:font-variant="normal" fo:text-transform="none" fo:color="#000000" style:text-line-through-style="none" style:text-line-through-type="none" style:font-name="Arial" fo:font-size="11pt" fo:language="en" fo:country="IN" fo:font-style="normal" style:text-underline-style="none" fo:font-weight="normal" officeooo:rsid="000e1c1e"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0f309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2304a"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2618d"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5cde0" style:text-blinking="false" fo:background-color="transparent" loext:char-shading-value="0"/>
    </style:style>
    <style:style style:name="T13" style:family="text">
      <style:text-properties officeooo:rsid="000e1c1e"/>
    </style:style>
    <style:style style:name="T14" style:family="text">
      <style:text-properties officeooo:rsid="0012304a"/>
    </style:style>
    <style:style style:name="T15" style:family="text">
      <style:text-properties officeooo:rsid="0012618d"/>
    </style:style>
    <style:style style:name="T16" style:family="text">
      <style:text-properties officeooo:rsid="0015cd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1">Brief Use Cases</text:span></text:h>
      <text:p text:style-name="P3"/>
      <text:h text:style-name="Heading_20_2" text:outline-level="2"><text:span text:style-name="T2">Use case 1: Maintain profile</text:span></text:h>
      <text:p text:style-name="Standard"><text:span text:style-name="T2"><text:tab/>An employee is hired by an employer which gives the employee an access to enrol in benefits provided by the employer. The admin creates an account for the employee and gives him access to the application. The Employee logs into the application and enters his information into the database. He can edit and delete details in this profile. Th</text:span><text:span text:style-name="T3">e stored information </text:span><text:span text:style-name="T2">can be accessed by the management.</text:span></text:p>
      <text:h text:style-name="Heading_20_2" text:outline-level="2"><text:span text:style-name="T2">Use case 2: Configure System</text:span></text:h>
      <text:p text:style-name="Standard"><text:span text:style-name="T2"><text:tab/></text:span><text:span text:style-name="T3">Initial installation of the system requires several dependencies, such as installing the database driver, and several options of database platforms, <text:s/>and the kind of OS based on the product’s owners interests. Additionally, the system will create a dedicated system admin, where the user name and password is defined by the user who is running this process from the prompt.</text:span><text:span text:style-name="T7"> </text:span></text:p>
      <text:p text:style-name="P3"/>
      <text:h text:style-name="Heading_20_2" text:outline-level="2"><text:span text:style-name="T2">Use case 3: Make Election</text:span></text:h>
      <text:p text:style-name="P4"><text:tab/><text:span text:style-name="T13">After the creation of the employee’s account in the system</text:span><text:span text:style-name="T8">, </text:span><text:span text:style-name="T9">the employee can make benefits elections using distinct set of benefits and based on 3 different election eligibilities; Open Enrolment (OE), Qualified Life Even (QLE), and New Hires(NH)</text:span></text:p>
      <text:h text:style-name="Heading_20_2" text:outline-level="2"><text:span text:style-name="T2">Use case 4: Maintain </text:span><text:span text:style-name="T4">Users </text:span><text:span text:style-name="T2">Account</text:span><text:span text:style-name="T4">s</text:span></text:h>
      <text:p text:style-name="P8">Admin creates updates revokes access and privileges for employees to access the system</text:p>
      <text:h text:style-name="Heading_20_2" text:outline-level="2"><text:span text:style-name="T2">Use case 5: Check Status</text:span></text:h>
      <text:p text:style-name="P3"><text:span text:style-name="T10">Employee’s capability </text:span><text:span text:style-name="T8">to check the status of </text:span><text:span text:style-name="T10">an </text:span><text:span text:style-name="T8">election </text:span><text:span text:style-name="T10">such </text:span><text:span text:style-name="T8">approv</text:span><text:span text:style-name="T10">al, expiration</text:span><text:span text:style-name="T8"> date, </text:span><text:span text:style-name="T10">and beneficiaries enrolled under a specific benefit</text:span></text:p>
      <text:h text:style-name="Heading_20_2" text:outline-level="2"><text:span text:style-name="T2">Use case 6: Validates Employee Information</text:span></text:h>
      <text:p text:style-name="P5">HR admin has the ability to approve, deny elections for an employee or a beneficiary, such as approval of adding a new born based on seeing the birth certificate</text:p>
      <text:h text:style-name="Heading_20_2" text:outline-level="2"><text:span text:style-name="T2">Use Case 7: Generate BI repor</text:span><text:span text:style-name="T5">ts</text:span></text:h>
      <text:p text:style-name="P3"><text:span text:style-name="T10">M</text:span><text:span text:style-name="T8">anagement uses this system as a reporting tool to view </text:span><text:span text:style-name="T10">several managerial reports that are meaningful for the business, such count of </text:span><text:span text:style-name="T8">employees </text:span><text:span text:style-name="T10">that are </text:span><text:span text:style-name="T8">enrolled with specific vendors, </text:span><text:span text:style-name="T10">or amount of money that the employee or the employer contributed to 401K</text:span></text:p>
      <text:h text:style-name="Heading_20_2" text:outline-level="2"><text:span text:style-name="T2">Use case 8: Notify Vendors</text:span></text:h>
      <text:p text:style-name="P2"><text:bookmark text:name="docs-internal-guid-14e91b67-7fff-cf82-b114-baaf0444d141"/>The management  uses this <text:span text:style-name="T14">functionality </text:span>to notify <text:span text:style-name="T14">a </text:span>vendor <text:span text:style-name="T15">with</text:span> the list of employees <text:span text:style-name="T15">that </text:span>have <text:span text:style-name="T15">selected the vendor’s </text:span>plan, <text:span text:style-name="T15">which eliminate the previous manual process of notifying the vendors</text:span></text:p>
      <text:p text:style-name="Text_20_body"><text:line-break/></text:p>
      <text:h text:style-name="Heading_20_2" text:outline-level="2"><text:soft-page-break/><text:span text:style-name="T2">Use case 9: Notify Payroll</text:span></text:h>
      <text:p text:style-name="P6"><text:span text:style-name="T6">Management uses this functionality </text:span><text:bookmark text:name="docs-internal-guid-6a1672cb-7fff-07db-4648-e9441a49ca7f"/><text:span text:style-name="T8">to </text:span><text:span text:style-name="T11">update payroll system, and notify payroll staff to </text:span><text:span text:style-name="T8">streamline payroll deductions for such benefits of an employee</text:span> </text:p>
      <text:h text:style-name="Heading_20_2" text:outline-level="2"><text:span text:style-name="T2">Use case 10: Summarises Account</text:span></text:h>
      <text:p text:style-name="P3"><text:span text:style-name="T12">Employees</text:span><text:span text:style-name="T8"> can use this functionality to calculate net salary after </text:span><text:span text:style-name="T12">and total deductions</text:span></text:p>
      <text:p text:style-name="P3"/>
      <text:h text:style-name="Heading_20_2" text:outline-level="2"><text:span text:style-name="T2">Use case 11: Handle payment Authorization</text:span></text:h>
      <text:p text:style-name="P3"><text:span text:style-name="T8">Finance authorizes the payment of the employee to the vendor.</text:span> <text:bookmark text:name="_GoBack"/></text:p>
      <text:h text:style-name="Heading_20_2" text:outline-level="2"><text:span text:style-name="T2">Use case 12: Manage Vendors</text:span></text:h>
      <text:p text:style-name="P1"><text:span text:style-name="T16">Management can define, add, update, and delete</text:span> vendors <text:span text:style-name="T16">to facilitate employees elections, payroll deductions, and data exchange</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language="en" fo:country="IN"/>
    </style:style>
    <style:page-layout style:name="Mpm1">
      <style:page-layout-properties fo:page-width="8.5in" fo:page-height="11in" style:num-format="1" style:print-orientation="portrait" fo:margin-top="0.4917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Header"><text:span text:style-name="MT1">Inception Phase Artifacts – Employee benefit Management System<text:tab/>CPSC 462</text:span></text:p>
        <text:p text:style-name="Header"><text:span text:style-name="MT1">Team Members: Anas Elhadidy, Eizat Mushtaq, Faisal Khan, Milan Ghori</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izat Mushtaq</meta:initial-creator>
    <meta:editing-cycles>4</meta:editing-cycles>
    <meta:creation-date>2018-09-28T20:26:00</meta:creation-date>
    <dc:date>2018-09-30T13:52:47.594000000</dc:date>
    <meta:editing-duration>PT50M36S</meta:editing-duration>
    <meta:generator>LibreOffice/5.4.3.2$Windows_X86_64 LibreOffice_project/92a7159f7e4af62137622921e809f8546db437e5</meta:generator>
    <meta:document-statistic meta:table-count="0" meta:image-count="0" meta:object-count="0" meta:page-count="2" meta:paragraph-count="29" meta:word-count="446" meta:character-count="2803" meta:non-whitespace-character-count="23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